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9cm"/>
    </style:style>
    <style:style style:name="co2" style:family="table-column">
      <style:table-column-properties fo:break-before="auto" style:column-width="3.637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epSpeechIvanPolyglotKen" table:style-name="ta1">
        <table:shapes>
          <draw:frame draw:z-index="0" draw:style-name="gr1" draw:text-style-name="P1" svg:width="23.715cm" svg:height="13.339cm" svg:x="0.401cm" svg:y="8.723cm">
            <draw:object draw:notify-on-update-of-ranges="DeepSpeechIvanPolyglotKen.A2:DeepSpeechIvanPolyglotKen.A18 DeepSpeechIvanPolyglotKen.B1:DeepSpeechIvanPolyglotKen.B1 DeepSpeechIvanPolyglotKen.B2:DeepSpeechIvanPolyglotKen.B18 DeepSpeechIvanPolyglotKen.C1:DeepSpeechIvanPolyglotKen.C1 DeepSpeechIvanPolyglotKen.C2:DeepSpeechIvanPolyglotKen.C18 DeepSpeechIvanPolyglotKen.D1:DeepSpeechIvanPolyglotKen.D1 DeepSpeechIvanPolyglotKen.D2:DeepSpeechIvanPolyglotKen.D18 DeepSpeechIvanPolyglotKen.E1:DeepSpeechIvanPolyglotKen.E1 DeepSpeechIvanPolyglotKen.E2:DeepSpeechIvanPolyglotKen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076cm" svg:height="11.697cm" svg:x="24.741cm" svg:y="10.328cm">
            <draw:object draw:notify-on-update-of-ranges="DeepSpeechIvanPolyglotKen.A2:DeepSpeechIvanPolyglotKen.A18 DeepSpeechIvanPolyglotKen.D1:DeepSpeechIvanPolyglotKen.D1 DeepSpeechIvanPolyglotKen.D2:DeepSpeechIvanPolyglotKen.D18 DeepSpeechIvanPolyglotKen.G1:DeepSpeechIvanPolyglotKen.G1 DeepSpeechIvanPolyglotKen.G2:DeepSpeechIvanPolyglotKen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862cm" svg:height="10.047cm" svg:x="26.187cm" svg:y="0cm">
            <draw:object draw:notify-on-update-of-ranges="DeepSpeechIvanPolyglotKen.A2:DeepSpeechIvanPolyglotKen.A18 DeepSpeechIvanPolyglotKen.E1:DeepSpeechIvanPolyglotKen.E1 DeepSpeechIvanPolyglotKen.E2:DeepSpeechIvanPolyglotKen.E18 DeepSpeechIvanPolyglotKen.F1:DeepSpeechIvanPolyglotKen.F1 DeepSpeechIvanPolyglotKen.F2:DeepSpeechIvanPolyglotKen.F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Frase</text:p>
          </table:table-cell>
          <table:table-cell office:value-type="string" calcext:value-type="string">
            <text:p>Mejor Alfa</text:p>
          </table:table-cell>
          <table:table-cell office:value-type="string" calcext:value-type="string">
            <text:p>Mejor Beta</text:p>
          </table:table-cell>
          <table:table-cell office:value-type="string" calcext:value-type="string">
            <text:p>Mejor CER</text:p>
          </table:table-cell>
          <table:table-cell office:value-type="string" calcext:value-type="string">
            <text:p>Mejor WER</text:p>
          </table:table-cell>
          <table:table-cell office:value-type="string" calcext:value-type="string">
            <text:p>WER medio</text:p>
          </table:table-cell>
          <table:table-cell office:value-type="string" calcext:value-type="string">
            <text:p>CER medio</text:p>
          </table:table-cell>
        </table:table-row>
        <table:table-row table:style-name="ro1">
          <table:table-cell office:value-type="string" calcext:value-type="string">
            <text:p>Arcadia_Frase1</text:p>
          </table:table-cell>
          <table:table-cell office:value-type="float" office:value="1.9" calcext:value-type="float">
            <text:p>1,9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" calcext:value-type="float">
            <text:p>0,107</text:p>
          </table:table-cell>
          <table:table-cell office:value-type="float" office:value="0.0819259791591807" calcext:value-type="float">
            <text:p>0,0819259791591807</text:p>
          </table:table-cell>
        </table:table-row>
        <table:table-row table:style-name="ro1">
          <table:table-cell office:value-type="string" calcext:value-type="string">
            <text:p>Arcadia_Frase2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0.227272727272727" calcext:value-type="float">
            <text:p>0,227272727272727</text:p>
          </table:table-cell>
          <table:table-cell office:value-type="float" office:value="0.625" calcext:value-type="float">
            <text:p>0,625</text:p>
          </table:table-cell>
          <table:table-cell office:value-type="float" office:value="0.713842975206612" calcext:value-type="float">
            <text:p>0,713842975206612</text:p>
          </table:table-cell>
          <table:table-cell office:value-type="float" office:value="0.396" calcext:value-type="float">
            <text:p>0,396</text:p>
          </table:table-cell>
        </table:table-row>
        <table:table-row table:style-name="ro1">
          <table:table-cell office:value-type="string" calcext:value-type="string">
            <text:p>Arcadia_Frase3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7" calcext:value-type="float">
            <text:p>0,177</text:p>
          </table:table-cell>
          <table:table-cell office:value-type="float" office:value="0.1087" calcext:value-type="float">
            <text:p>0,1087</text:p>
          </table:table-cell>
        </table:table-row>
        <table:table-row table:style-name="ro1">
          <table:table-cell office:value-type="string" calcext:value-type="string">
            <text:p>Arcadia_Frase4</text:p>
          </table:table-cell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5" calcext:value-type="float">
            <text:p>0,275</text:p>
          </table:table-cell>
          <table:table-cell office:value-type="float" office:value="0.138" calcext:value-type="float">
            <text:p>0,138</text:p>
          </table:table-cell>
        </table:table-row>
        <table:table-row table:style-name="ro1">
          <table:table-cell office:value-type="string" calcext:value-type="string">
            <text:p>Arcadia_Frase5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0.24" calcext:value-type="float">
            <text:p>0,24</text:p>
          </table:table-cell>
          <table:table-cell office:value-type="float" office:value="0.5" calcext:value-type="float">
            <text:p>0,5</text:p>
          </table:table-cell>
          <table:table-cell office:value-type="float" office:value="0.579" calcext:value-type="float">
            <text:p>0,579</text:p>
          </table:table-cell>
          <table:table-cell office:value-type="float" office:value="0.297" calcext:value-type="float">
            <text:p>0,297</text:p>
          </table:table-cell>
        </table:table-row>
        <table:table-row table:style-name="ro1">
          <table:table-cell office:value-type="string" calcext:value-type="string">
            <text:p>Arcadia_Frase6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0.0666666666666667" calcext:value-type="float">
            <text:p>0,0666666666666667</text:p>
          </table:table-cell>
          <table:table-cell office:value-type="float" office:value="0.1429" calcext:value-type="float">
            <text:p>0,1429</text:p>
          </table:table-cell>
          <table:table-cell office:value-type="float" office:value="0.181" calcext:value-type="float">
            <text:p>0,181</text:p>
          </table:table-cell>
          <table:table-cell office:value-type="float" office:value="0.0099" calcext:value-type="float">
            <text:p>0,0099</text:p>
          </table:table-cell>
        </table:table-row>
        <table:table-row table:style-name="ro1">
          <table:table-cell office:value-type="string" calcext:value-type="string">
            <text:p>Arcadia_Frase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9285714285714" calcext:value-type="float">
            <text:p>0,339285714285714</text:p>
          </table:table-cell>
          <table:table-cell office:value-type="float" office:value="0.75" calcext:value-type="float">
            <text:p>0,75</text:p>
          </table:table-cell>
          <table:table-cell office:value-type="float" office:value="0.7715" calcext:value-type="float">
            <text:p>0,7715</text:p>
          </table:table-cell>
          <table:table-cell office:value-type="float" office:value="0.4589" calcext:value-type="float">
            <text:p>0,4589</text:p>
          </table:table-cell>
        </table:table-row>
        <table:table-row table:style-name="ro1">
          <table:table-cell office:value-type="string" calcext:value-type="string">
            <text:p>Arcadia_Frase8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0.136363636363636" calcext:value-type="float">
            <text:p>0,136363636363636</text:p>
          </table:table-cell>
          <table:table-cell office:value-type="float" office:value="0.285714285714286" calcext:value-type="float">
            <text:p>0,285714285714286</text:p>
          </table:table-cell>
          <table:table-cell office:value-type="float" office:value="0.3643" calcext:value-type="float">
            <text:p>0,3643</text:p>
          </table:table-cell>
          <table:table-cell office:value-type="float" office:value="0.1489" calcext:value-type="float">
            <text:p>0,1489</text:p>
          </table:table-cell>
        </table:table-row>
        <table:table-row table:style-name="ro1">
          <table:table-cell office:value-type="string" calcext:value-type="string">
            <text:p>Lumina_Frase1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0.0909090909090909" calcext:value-type="float">
            <text:p>0,0909090909090909</text:p>
          </table:table-cell>
          <table:table-cell office:value-type="float" office:value="0.25" calcext:value-type="float">
            <text:p>0,25</text:p>
          </table:table-cell>
          <table:table-cell office:value-type="float" office:value="0.292" calcext:value-type="float">
            <text:p>0,292</text:p>
          </table:table-cell>
          <table:table-cell office:value-type="float" office:value="0.136" calcext:value-type="float">
            <text:p>0,136</text:p>
          </table:table-cell>
        </table:table-row>
        <table:table-row table:style-name="ro1">
          <table:table-cell office:value-type="string" calcext:value-type="string">
            <text:p>Lumina_Frase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6279069767442" calcext:value-type="float">
            <text:p>0,116279069767442</text:p>
          </table:table-cell>
          <table:table-cell office:value-type="float" office:value="0.5" calcext:value-type="float">
            <text:p>0,5</text:p>
          </table:table-cell>
          <table:table-cell office:value-type="float" office:value="0.619" calcext:value-type="float">
            <text:p>0,619</text:p>
          </table:table-cell>
          <table:table-cell office:value-type="float" office:value="0.305" calcext:value-type="float">
            <text:p>0,305</text:p>
          </table:table-cell>
        </table:table-row>
        <table:table-row table:style-name="ro1">
          <table:table-cell office:value-type="string" calcext:value-type="string">
            <text:p>Lumina_Frase3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4" calcext:value-type="float">
            <text:p>0,4</text:p>
          </table:table-cell>
          <table:table-cell office:value-type="float" office:value="0.683" calcext:value-type="float">
            <text:p>0,683</text:p>
          </table:table-cell>
          <table:table-cell office:value-type="float" office:value="0.396" calcext:value-type="float">
            <text:p>0,396</text:p>
          </table:table-cell>
        </table:table-row>
        <table:table-row table:style-name="ro1">
          <table:table-cell office:value-type="string" calcext:value-type="string">
            <text:p>Lumina_Frase4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0.181818181818182" calcext:value-type="float">
            <text:p>0,181818181818182</text:p>
          </table:table-cell>
          <table:table-cell office:value-type="float" office:value="0.5" calcext:value-type="float">
            <text:p>0,5</text:p>
          </table:table-cell>
          <table:table-cell office:value-type="float" office:value="0.913" calcext:value-type="float">
            <text:p>0,913</text:p>
          </table:table-cell>
          <table:table-cell office:value-type="float" office:value="0.46515" calcext:value-type="float">
            <text:p>0,46515</text:p>
          </table:table-cell>
        </table:table-row>
        <table:table-row table:style-name="ro1">
          <table:table-cell office:value-type="string" calcext:value-type="string">
            <text:p>Lumina_Frase5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75" calcext:value-type="float">
            <text:p>0,75</text:p>
          </table:table-cell>
          <table:table-cell office:value-type="float" office:value="0.86" calcext:value-type="float">
            <text:p>0,86</text:p>
          </table:table-cell>
          <table:table-cell office:value-type="float" office:value="0.46875" calcext:value-type="float">
            <text:p>0,46875</text:p>
          </table:table-cell>
        </table:table-row>
        <table:table-row table:style-name="ro1">
          <table:table-cell office:value-type="string" calcext:value-type="string">
            <text:p>Lumina_Frase6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0.0227272727272727" calcext:value-type="float">
            <text:p>0,0227272727272727</text:p>
          </table:table-cell>
          <table:table-cell office:value-type="float" office:value="0.142857142857143" calcext:value-type="float">
            <text:p>0,142857142857143</text:p>
          </table:table-cell>
          <table:table-cell office:value-type="float" office:value="0.3298" calcext:value-type="float">
            <text:p>0,3298</text:p>
          </table:table-cell>
          <table:table-cell office:value-type="float" office:value="0.165" calcext:value-type="float">
            <text:p>0,165</text:p>
          </table:table-cell>
        </table:table-row>
        <table:table-row table:style-name="ro1">
          <table:table-cell office:value-type="string" calcext:value-type="string">
            <text:p>Lumina_Frase7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0.418181818181818" calcext:value-type="float">
            <text:p>0,418181818181818</text:p>
          </table:table-cell>
          <table:table-cell office:value-type="float" office:value="0.75" calcext:value-type="float">
            <text:p>0,75</text:p>
          </table:table-cell>
          <table:table-cell office:value-type="float" office:value="0.8632" calcext:value-type="float">
            <text:p>0,8632</text:p>
          </table:table-cell>
          <table:table-cell office:value-type="float" office:value="0.5326" calcext:value-type="float">
            <text:p>0,5326</text:p>
          </table:table-cell>
        </table:table-row>
        <table:table-row table:style-name="ro1">
          <table:table-cell office:value-type="string" calcext:value-type="string">
            <text:p>Lumina_Frase8</text:p>
          </table:table-cell>
          <table:table-cell office:value-type="float" office:value="1.4" calcext:value-type="float">
            <text:p>1,4</text:p>
          </table:table-cell>
          <table:table-cell office:value-type="float" office:value="0.9" calcext:value-type="float">
            <text:p>0,9</text:p>
          </table:table-cell>
          <table:table-cell office:value-type="float" office:value="0.186046511627907" calcext:value-type="float">
            <text:p>0,186046511627907</text:p>
          </table:table-cell>
          <table:table-cell office:value-type="float" office:value="0.4286" calcext:value-type="float">
            <text:p>0,4286</text:p>
          </table:table-cell>
          <table:table-cell office:value-type="float" office:value="0.5095" calcext:value-type="float">
            <text:p>0,5095</text:p>
          </table:table-cell>
          <table:table-cell office:value-type="float" office:value="0.3125" calcext:value-type="float">
            <text:p>0,3125</text:p>
          </table:table-cell>
        </table:table-row>
        <table:table-row table:style-name="ro1">
          <table:table-cell office:value-type="string" calcext:value-type="string">
            <text:p>TextoLargo</text:p>
          </table:table-cell>
          <table:table-cell office:value-type="float" office:value="1.3" calcext:value-type="float">
            <text:p>1,3</text:p>
          </table:table-cell>
          <table:table-cell office:value-type="float" office:value="0.8" calcext:value-type="float">
            <text:p>0,8</text:p>
          </table:table-cell>
          <table:table-cell office:value-type="float" office:value="0.778705636743215" calcext:value-type="float">
            <text:p>0,778705636743215</text:p>
          </table:table-cell>
          <table:table-cell office:value-type="float" office:value="0.84" calcext:value-type="float">
            <text:p>0,84</text:p>
          </table:table-cell>
          <table:table-cell office:value-type="float" office:value="0.868" calcext:value-type="float">
            <text:p>0,868</text:p>
          </table:table-cell>
          <table:table-cell office:value-type="float" office:value="0.799" calcext:value-type="float">
            <text:p>0,7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22:12:58.70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8T22:14:59.999000000</dc:date>
    <meta:editing-duration>PT5M43S</meta:editing-duration>
    <meta:editing-cycles>2</meta:editing-cycles>
    <meta:generator>LibreOffice/7.2.5.2$Windows_X86_64 LibreOffice_project/499f9727c189e6ef3471021d6132d4c694f357e5</meta:generator>
    <meta:document-statistic meta:table-count="1" meta:cell-count="126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983b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860d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80373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27622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16cm" svg:height="13.34cm" xlink:href=".." xlink:type="simple" chart:class="chart:bar" chart:style-name="ch1">
        <chart:title svg:x="8.198cm" svg:y="0.402cm" chart:style-name="ch2">
          <text:p>Mejores resultados para cada texto</text:p>
        </chart:title>
        <chart:subtitle svg:x="8.168cm" svg:y="1.473cm" chart:style-name="ch3">
          <text:p>DeepSpeech, Modelo Polyglot, Scorer Ken</text:p>
        </chart:subtitle>
        <chart:legend chart:legend-position="end" svg:x="21.141cm" svg:y="5.612cm" style:legend-expansion="high" chart:style-name="ch4"/>
        <chart:plot-area chart:style-name="ch5" table:cell-range-address="DeepSpeechIvanPolyglotKen.A1:DeepSpeechIvanPolyglotKen.E18" chart:data-source-has-labels="both" svg:x="0.474cm" svg:y="2.396cm" svg:width="20.193cm" svg:height="9.707cm">
          <chart:coordinate-region svg:x="1.819cm" svg:y="2.396cm" svg:width="18.848cm" svg:height="7.204cm"/>
          <chart:axis chart:dimension="x" chart:name="primary-x" chart:style-name="ch6" chartooo:axis-type="auto">
            <chartooo:date-scale/>
            <chart:title svg:x="9.317cm" svg:y="12.369cm" chart:style-name="ch7">
              <text:p>Nombre de Texto</text:p>
            </chart:title>
            <chart:categories table:cell-range-address="DeepSpeechIvanPolyglotKen.A2:DeepSpeechIvanPolyglotKen.A18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DeepSpeechIvanPolyglotKen.B2:DeepSpeechIvanPolyglotKen.B18" chart:label-cell-address="DeepSpeechIvanPolyglotKen.B1:DeepSpeechIvanPolyglotKen.B1" chart:class="chart:bar">
            <chart:data-point chart:repeated="17"/>
          </chart:series>
          <chart:series chart:style-name="ch11" chart:values-cell-range-address="DeepSpeechIvanPolyglotKen.C2:DeepSpeechIvanPolyglotKen.C18" chart:label-cell-address="DeepSpeechIvanPolyglotKen.C1:DeepSpeechIvanPolyglotKen.C1" chart:class="chart:bar">
            <chart:data-point chart:repeated="17"/>
          </chart:series>
          <chart:series chart:style-name="ch12" chart:values-cell-range-address="DeepSpeechIvanPolyglotKen.D2:DeepSpeechIvanPolyglotKen.D18" chart:label-cell-address="DeepSpeechIvanPolyglotKen.D1:DeepSpeechIvanPolyglotKen.D1" chart:class="chart:bar">
            <chart:data-point chart:repeated="17"/>
          </chart:series>
          <chart:series chart:style-name="ch13" chart:values-cell-range-address="DeepSpeechIvanPolyglotKen.E2:DeepSpeechIvanPolyglotKen.E18" chart:label-cell-address="DeepSpeechIvanPolyglotKen.E1:DeepSpeechIvanPolyglotKen.E1" chart:class="chart:ba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Alfa</text:p>
                <draw:g>
                  <svg:desc>DeepSpeechIvanPolyglotKen.B1:DeepSpeechIvanPolyglotKen.B1</svg:desc>
                </draw:g>
              </table:table-cell>
              <table:table-cell office:value-type="string">
                <text:p>Mejor Beta</text:p>
                <draw:g>
                  <svg:desc>DeepSpeechIvanPolyglotKen.C1:DeepSpeechIvanPolyglotKen.C1</svg:desc>
                </draw:g>
              </table:table-cell>
              <table:table-cell office:value-type="string">
                <text:p>Mejor CER</text:p>
                <draw:g>
                  <svg:desc>DeepSpeechIvanPolyglotKen.D1:DeepSpeechIvanPolyglotKen.D1</svg:desc>
                </draw:g>
              </table:table-cell>
              <table:table-cell office:value-type="string">
                <text:p>Mejor WER</text:p>
                <draw:g>
                  <svg:desc>DeepSpeechIvanPolyglotKen.E1:DeepSpeechIvanPolyglotKe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PolyglotKen.A2:DeepSpeechIvanPolyglotKen.A18</svg:desc>
                </draw:g>
              </table:table-cell>
              <table:table-cell office:value-type="float" office:value="1.9">
                <text:p>1.9</text:p>
                <draw:g>
                  <svg:desc>DeepSpeechIvanPolyglotKen.B2:DeepSpeechIvanPolyglotKen.B18</svg:desc>
                </draw:g>
              </table:table-cell>
              <table:table-cell office:value-type="float" office:value="0.9">
                <text:p>0.9</text:p>
                <draw:g>
                  <svg:desc>DeepSpeechIvanPolyglotKen.C2:DeepSpeechIvanPolyglotKen.C18</svg:desc>
                </draw:g>
              </table:table-cell>
              <table:table-cell office:value-type="float" office:value="0">
                <text:p>0</text:p>
                <draw:g>
                  <svg:desc>DeepSpeechIvanPolyglotKen.D2:DeepSpeechIvanPolyglotKen.D18</svg:desc>
                </draw:g>
              </table:table-cell>
              <table:table-cell office:value-type="float" office:value="0">
                <text:p>0</text:p>
                <draw:g>
                  <svg:desc>DeepSpeechIvanPolyglotKen.E2:DeepSpeechIvanPolyglotKen.E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1.9">
                <text:p>1.9</text:p>
              </table:table-cell>
              <table:table-cell office:value-type="float" office:value="0.6">
                <text:p>0.6</text:p>
              </table:table-cell>
              <table:table-cell office:value-type="float" office:value="0.24">
                <text:p>0.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1429">
                <text:p>0.1429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1.4">
                <text:p>1.4</text:p>
              </table:table-cell>
              <table:table-cell office:value-type="float" office:value="0.9">
                <text:p>0.9</text:p>
              </table:table-cell>
              <table:table-cell office:value-type="float" office:value="0.186046511627907">
                <text:p>0.186046511627907</text:p>
              </table:table-cell>
              <table:table-cell office:value-type="float" office:value="0.4286">
                <text:p>0.4286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1.3">
                <text:p>1.3</text:p>
              </table:table-cell>
              <table:table-cell office:value-type="float" office:value="0.8">
                <text:p>0.8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84">
                <text:p>0.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77cm" svg:height="11.698cm" xlink:href=".." xlink:type="simple" chart:class="chart:bar" chart:style-name="ch1">
        <chart:title svg:x="5.314cm" svg:y="0.369cm" chart:style-name="ch2">
          <text:p>Estadísticas de CER por cada texto</text:p>
        </chart:title>
        <chart:subtitle svg:x="5.348cm" svg:y="1.407cm" chart:style-name="ch3">
          <text:p>DeepSpeech, Modelo Polyglot, Scorer Ken</text:p>
        </chart:subtitle>
        <chart:legend chart:legend-position="end" svg:x="15.523cm" svg:y="5.295cm" style:legend-expansion="high" chart:style-name="ch4"/>
        <chart:plot-area chart:style-name="ch5" table:cell-range-address="DeepSpeechIvanPolyglotKen.A2:DeepSpeechIvanPolyglotKen.A18 DeepSpeechIvanPolyglotKen.D1:DeepSpeechIvanPolyglotKen.D18 DeepSpeechIvanPolyglotKen.G1:DeepSpeechIvanPolyglotKen.G18" chart:data-source-has-labels="both" svg:x="0.361cm" svg:y="2.297cm" svg:width="14.801cm" svg:height="9.168cm">
          <chart:coordinate-region svg:x="1.866cm" svg:y="2.297cm" svg:width="13.296cm" svg:height="6.664cm"/>
          <chart:axis chart:dimension="x" chart:name="primary-x" chart:style-name="ch6" chartooo:axis-type="auto">
            <chartooo:date-scale/>
            <chart:categories table:cell-range-address="DeepSpeechIvanPolyglotKen.A2:DeepSpeechIvanPolyglotKen.A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eepSpeechIvanPolyglotKen.D2:DeepSpeechIvanPolyglotKen.D18" chart:label-cell-address="DeepSpeechIvanPolyglotKen.D1:DeepSpeechIvanPolyglotKen.D1" chart:class="chart:bar">
            <chart:data-point chart:repeated="17"/>
          </chart:series>
          <chart:series chart:style-name="ch10" chart:values-cell-range-address="DeepSpeechIvanPolyglotKen.G2:DeepSpeechIvanPolyglotKen.G18" chart:label-cell-address="DeepSpeechIvanPolyglotKen.G1:DeepSpeechIvanPolyglotKen.G1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CER</text:p>
                <draw:g>
                  <svg:desc>DeepSpeechIvanPolyglotKen.D1:DeepSpeechIvanPolyglotKen.D1</svg:desc>
                </draw:g>
              </table:table-cell>
              <table:table-cell office:value-type="string">
                <text:p>CER medio</text:p>
                <draw:g>
                  <svg:desc>DeepSpeechIvanPolyglotKen.G1:DeepSpeechIvanPolyglotKe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PolyglotKen.A2:DeepSpeechIvanPolyglotKen.A18</svg:desc>
                </draw:g>
              </table:table-cell>
              <table:table-cell office:value-type="float" office:value="0">
                <text:p>0</text:p>
                <draw:g>
                  <svg:desc>DeepSpeechIvanPolyglotKen.D2:DeepSpeechIvanPolyglotKen.D18</svg:desc>
                </draw:g>
              </table:table-cell>
              <table:table-cell office:value-type="float" office:value="0.0819259791591807">
                <text:p>0.0819259791591807</text:p>
                <draw:g>
                  <svg:desc>DeepSpeechIvanPolyglotKen.G2:DeepSpeechIvanPolyglotKen.G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.1087">
                <text:p>0.1087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">
                <text:p>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24">
                <text:p>0.24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099">
                <text:p>0.0099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339285714285714">
                <text:p>0.339285714285714</text:p>
              </table:table-cell>
              <table:table-cell office:value-type="float" office:value="0.4589">
                <text:p>0.4589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136363636363636">
                <text:p>0.136363636363636</text:p>
              </table:table-cell>
              <table:table-cell office:value-type="float" office:value="0.1489">
                <text:p>0.1489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116279069767442">
                <text:p>0.116279069767442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12">
                <text:p>0.12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46515">
                <text:p>0.46515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418181818181818">
                <text:p>0.418181818181818</text:p>
              </table:table-cell>
              <table:table-cell office:value-type="float" office:value="0.5326">
                <text:p>0.5326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186046511627907">
                <text:p>0.186046511627907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778705636743215">
                <text:p>0.778705636743215</text:p>
              </table:table-cell>
              <table:table-cell office:value-type="float" office:value="0.799">
                <text:p>0.7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80008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63cm" svg:height="10.048cm" xlink:href=".." xlink:type="simple" chart:class="chart:bar" chart:style-name="ch1">
        <chart:title svg:x="5.408cm" svg:y="0.336cm" chart:style-name="ch2">
          <text:p>Estadísticas de WER según frase</text:p>
        </chart:title>
        <chart:subtitle svg:x="5.241cm" svg:y="1.341cm" chart:style-name="ch3">
          <text:p>DeepSpeech, Modelo Polyglot, Scorer Ken</text:p>
        </chart:subtitle>
        <chart:legend chart:legend-position="end" svg:x="15.224cm" svg:y="4.47cm" style:legend-expansion="high" chart:style-name="ch4"/>
        <chart:plot-area chart:style-name="ch5" table:cell-range-address="DeepSpeechIvanPolyglotKen.A2:DeepSpeechIvanPolyglotKen.A18 DeepSpeechIvanPolyglotKen.E1:DeepSpeechIvanPolyglotKen.F18" chart:data-source-has-labels="both" svg:x="0.357cm" svg:y="2.198cm" svg:width="14.51cm" svg:height="7.65cm">
          <chart:coordinate-region svg:x="1.871cm" svg:y="2.198cm" svg:width="12.996cm" svg:height="5.147cm"/>
          <chart:axis chart:dimension="x" chart:name="primary-x" chart:style-name="ch6" chartooo:axis-type="auto">
            <chartooo:date-scale/>
            <chart:categories table:cell-range-address="DeepSpeechIvanPolyglotKen.A2:DeepSpeechIvanPolyglotKen.A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eepSpeechIvanPolyglotKen.E2:DeepSpeechIvanPolyglotKen.E18" chart:label-cell-address="DeepSpeechIvanPolyglotKen.E1:DeepSpeechIvanPolyglotKen.E1" chart:class="chart:bar">
            <chart:data-point chart:repeated="17"/>
          </chart:series>
          <chart:series chart:style-name="ch10" chart:values-cell-range-address="DeepSpeechIvanPolyglotKen.F2:DeepSpeechIvanPolyglotKen.F18" chart:label-cell-address="DeepSpeechIvanPolyglotKen.F1:DeepSpeechIvanPolyglotKen.F1" chart:class="chart:ba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jor WER</text:p>
                <draw:g>
                  <svg:desc>DeepSpeechIvanPolyglotKen.E1:DeepSpeechIvanPolyglotKen.E1</svg:desc>
                </draw:g>
              </table:table-cell>
              <table:table-cell office:value-type="string">
                <text:p>WER medio</text:p>
                <draw:g>
                  <svg:desc>DeepSpeechIvanPolyglotKen.F1:DeepSpeechIvanPolyglotKe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cadia_Frase1</text:p>
                <draw:g>
                  <svg:desc>DeepSpeechIvanPolyglotKen.A2:DeepSpeechIvanPolyglotKen.A18</svg:desc>
                </draw:g>
              </table:table-cell>
              <table:table-cell office:value-type="float" office:value="0">
                <text:p>0</text:p>
                <draw:g>
                  <svg:desc>DeepSpeechIvanPolyglotKen.E2:DeepSpeechIvanPolyglotKen.E18</svg:desc>
                </draw:g>
              </table:table-cell>
              <table:table-cell office:value-type="float" office:value="0.107">
                <text:p>0.107</text:p>
                <draw:g>
                  <svg:desc>DeepSpeechIvanPolyglotKen.F2:DeepSpeechIvanPolyglotKen.F18</svg:desc>
                </draw:g>
              </table:table-cell>
            </table:table-row>
            <table:table-row>
              <table:table-cell office:value-type="string">
                <text:p>Arcadia_Frase2</text:p>
              </table:table-cell>
              <table:table-cell office:value-type="float" office:value="0.625">
                <text:p>0.625</text:p>
              </table:table-cell>
              <table:table-cell office:value-type="float" office:value="0.713842975206612">
                <text:p>0.713842975206612</text:p>
              </table:table-cell>
            </table:table-row>
            <table:table-row>
              <table:table-cell office:value-type="string">
                <text:p>Arcadia_Frase3</text:p>
              </table:table-cell>
              <table:table-cell office:value-type="float" office:value="0">
                <text:p>0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Arcadia_Frase4</text:p>
              </table:table-cell>
              <table:table-cell office:value-type="float" office:value="0">
                <text:p>0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Arcadia_Frase5</text:p>
              </table:table-cell>
              <table:table-cell office:value-type="float" office:value="0.5">
                <text:p>0.5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Arcadia_Frase6</text:p>
              </table:table-cell>
              <table:table-cell office:value-type="float" office:value="0.1429">
                <text:p>0.1429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Arcadia_Frase7</text:p>
              </table:table-cell>
              <table:table-cell office:value-type="float" office:value="0.75">
                <text:p>0.75</text:p>
              </table:table-cell>
              <table:table-cell office:value-type="float" office:value="0.7715">
                <text:p>0.7715</text:p>
              </table:table-cell>
            </table:table-row>
            <table:table-row>
              <table:table-cell office:value-type="string">
                <text:p>Arcadia_Frase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3643">
                <text:p>0.3643</text:p>
              </table:table-cell>
            </table:table-row>
            <table:table-row>
              <table:table-cell office:value-type="string">
                <text:p>Lumina_Frase1</text:p>
              </table:table-cell>
              <table:table-cell office:value-type="float" office:value="0.25">
                <text:p>0.25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Lumina_Frase2</text:p>
              </table:table-cell>
              <table:table-cell office:value-type="float" office:value="0.5">
                <text:p>0.5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>
                <text:p>Lumina_Frase3</text:p>
              </table:table-cell>
              <table:table-cell office:value-type="float" office:value="0.4">
                <text:p>0.4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>Lumina_Frase4</text:p>
              </table:table-cell>
              <table:table-cell office:value-type="float" office:value="0.5">
                <text:p>0.5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Lumina_Frase5</text:p>
              </table:table-cell>
              <table:table-cell office:value-type="float" office:value="0.75">
                <text:p>0.7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Lumina_Frase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3298">
                <text:p>0.3298</text:p>
              </table:table-cell>
            </table:table-row>
            <table:table-row>
              <table:table-cell office:value-type="string">
                <text:p>Lumina_Frase7</text:p>
              </table:table-cell>
              <table:table-cell office:value-type="float" office:value="0.75">
                <text:p>0.75</text:p>
              </table:table-cell>
              <table:table-cell office:value-type="float" office:value="0.8632">
                <text:p>0.8632</text:p>
              </table:table-cell>
            </table:table-row>
            <table:table-row>
              <table:table-cell office:value-type="string">
                <text:p>Lumina_Frase8</text:p>
              </table:table-cell>
              <table:table-cell office:value-type="float" office:value="0.4286">
                <text:p>0.4286</text:p>
              </table:table-cell>
              <table:table-cell office:value-type="float" office:value="0.5095">
                <text:p>0.5095</text:p>
              </table:table-cell>
            </table:table-row>
            <table:table-row>
              <table:table-cell office:value-type="string">
                <text:p>TextoLargo</text:p>
              </table:table-cell>
              <table:table-cell office:value-type="float" office:value="0.84">
                <text:p>0.84</text:p>
              </table:table-cell>
              <table:table-cell office:value-type="float" office:value="0.868">
                <text:p>0.8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5.2$Windows_X86_64 LibreOffice_project/499f9727c189e6ef3471021d6132d4c694f357e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